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 style:list-style-name="L3">
      <style:text-properties officeooo:rsid="0021b351" officeooo:paragraph-rsid="0021b351"/>
    </style:style>
    <style:style style:name="P2" style:family="paragraph" style:parent-style-name="Text_20_body">
      <style:text-properties officeooo:paragraph-rsid="0021b351"/>
    </style:style>
    <style:style style:name="P3" style:family="paragraph" style:parent-style-name="Text_20_body">
      <style:paragraph-properties fo:text-align="start" style:justify-single-word="false"/>
      <style:text-properties officeooo:paragraph-rsid="0021b351"/>
    </style:style>
    <style:style style:name="P4" style:family="paragraph" style:parent-style-name="Text_20_body" style:list-style-name="L3">
      <style:paragraph-properties fo:text-align="start" style:justify-single-word="false"/>
      <style:text-properties officeooo:paragraph-rsid="0021b351"/>
    </style:style>
    <style:style style:name="P5" style:family="paragraph" style:parent-style-name="Text_20_body">
      <style:paragraph-properties fo:text-align="justify" style:justify-single-word="false"/>
      <style:text-properties officeooo:paragraph-rsid="0021b351"/>
    </style:style>
    <style:style style:name="P6" style:family="paragraph" style:parent-style-name="Text_20_body" style:list-style-name="L4">
      <style:text-properties fo:font-weight="bold" officeooo:rsid="0021b351" officeooo:paragraph-rsid="0021b351" style:font-weight-asian="bold" style:font-weight-complex="bold"/>
    </style:style>
    <style:style style:name="P7" style:family="paragraph" style:parent-style-name="Text_20_body" style:list-style-name="L4">
      <style:paragraph-properties fo:text-align="start" style:justify-single-word="false"/>
      <style:text-properties fo:font-weight="bold" officeooo:rsid="0021b351" officeooo:paragraph-rsid="0021b351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1b351" officeooo:paragraph-rsid="0021b351" style:font-weight-asian="bold" style:font-weight-complex="bold"/>
    </style:style>
    <style:style style:name="P9" style:family="paragraph" style:parent-style-name="Text_20_body" style:list-style-name="L5">
      <style:text-properties officeooo:paragraph-rsid="0021b351"/>
    </style:style>
    <style:style style:name="T1" style:family="text">
      <style:text-properties officeooo:rsid="001a8760"/>
    </style:style>
    <style:style style:name="T2" style:family="text">
      <style:text-properties loext:padding="0.049cm" loext:border="0.06pt solid #d9d9e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b351" style:font-weight-asian="normal" style:font-weight-complex="normal"/>
    </style:style>
    <style:style style:name="T5" style:family="text">
      <style:text-properties officeooo:rsid="0021b35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b351" style:font-weight-asian="bold" style:font-weight-complex="bold"/>
    </style:style>
    <style:style style:name="T8" style:family="text">
      <style:text-properties officeooo:rsid="0021e94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list xml:id="list3290945389" text:style-name="L5">
        <text:list-item>
          <text:p text:style-name="P9"><text:span text:style-name="T7">TensorFlow Lite &amp; TensorFlow.js</text:span><text:span text:style-name="T5"> :</text:span></text:p>
        </text:list-item>
      </text:list>
      <text:p text:style-name="P5"><text:span text:style-name="Strong_20_Emphasis"><text:span text:style-name="T3"><text:tab/>TensorFlow peut être utilisé pour construire des modèles d'apprentissage machine pour la <text:tab/>détection de mouvements. </text:span></text:span><text:span text:style-name="Strong_20_Emphasis"><text:span text:style-name="T4">C</text:span></text:span><text:span text:style-name="Strong_20_Emphasis"><text:span text:style-name="T3">réer un modèle qui prend en charge la reconnaissance de gestes. <text:tab/></text:span></text:span><text:span text:style-name="T1">Détection de poses des mains (21 points) </text:span><text:span text:style-name="T5">et</text:span><text:span text:style-name="T1"> face detector (486 points) - opti js et node <text:tab/></text:span><text:span text:style-name="Strong_20_Emphasis"><text:span text:style-name="T3">déployer sur différentes plateformes, y compris les applications mobiles</text:span></text:span></text:p>
      <text:p text:style-name="P5"><text:span text:style-name="Strong_20_Emphasis"><text:span text:style-name="T4"><text:tab/>Source : </text:span></text:span><text:a xlink:type="simple" xlink:href="https://www.tensorflow.org/js/models?hl=fr" text:style-name="Internet_20_link" text:visited-style-name="Visited_20_Internet_20_Link"><text:span text:style-name="Strong_20_Emphasis"><text:span text:style-name="T4">https://www.tensorflow.org/js/models?hl=fr</text:span></text:span></text:a></text:p>
      <text:p text:style-name="P3"><text:span text:style-name="Strong_20_Emphasis"><text:span text:style-name="T4"/></text:span></text:p>
      <text:list xml:id="list3158555500" text:style-name="L3">
        <text:list-item>
          <text:p text:style-name="P4"><text:span text:style-name="Strong_20_Emphasis"><text:span text:style-name="T7">OpenCV ( Open Source Computer Vision Librairy </text:span></text:span><text:span text:style-name="Strong_20_Emphasis"><text:span text:style-name="T4">: </text:span></text:span></text:p>
          <text:p text:style-name="P4">OpenCV propose des modules pour le suivi de mouvement et la détection de gestes. Vous pouvez utiliser des algorithmes de suivi d'objets pour détecter les mouvements.</text:p>
          <text:p text:style-name="P4"/>
        </text:list-item>
        <text:list-item>
          <text:p text:style-name="P1"><text:span text:style-name="T6">MediaPipe </text:span>: </text:p>
        </text:list-item>
      </text:list>
      <text:p text:style-name="P3"><text:tab/>MediaPipe offre des solutions prêtes à l'emploi pour la détection de gestes, y compris la <text:tab/>détection de la main et des mouvements associés. <text:span text:style-name="T5">A combiner avec détection du haut du <text:tab/>corps (buste, bras, position des coudes…) et détection de l’environnement</text:span></text:p>
      <text:p text:style-name="P3"><text:tab/><text:span text:style-name="T8">Meilleur choix pour le moment :</text:span></text:p>
      <text:p text:style-name="P3"><text:tab/><text:span text:style-name="T8">Multiple librairies à combiner, documentation, tutoriels, efficacité, performance.</text:span></text:p>
      <text:p text:style-name="P2"/>
      <text:list xml:id="list2738303195" text:style-name="L4">
        <text:list-item>
          <text:p text:style-name="P6">Leap Motion SDK <text:span text:style-name="T3">:</text:span></text:p>
          <text:p text:style-name="P7"><text:span text:style-name="T3">Le SDK fournit des fonctionnalités de suivi de main et de détection de mouvements.</text:span></text:p>
          <text:p text:style-name="P7"><text:span text:style-name="T3"/></text:p>
        </text:list-item>
        <text:list-item>
          <text:p text:style-name="P7">ML Kit de Firebase <text:span text:style-name="T3">:</text:span></text:p>
          <text:p text:style-name="P7"><text:span text:style-name="T3">ML Kit propose des fonctionnalités de vision par ordinateur, y compris la détection de mouvements.</text:span></text:p>
          <text:p text:style-name="P7"><text:span text:style-name="T3"/></text:p>
        </text:list-item>
        <text:list-item>
          <text:p text:style-name="P7">GestureRecognition Toolkit (GRT)<text:span text:style-name="T3"> :</text:span></text:p>
        </text:list-item>
      </text:list>
      <text:p text:style-name="P8"><text:span text:style-name="T3"><text:tab/>GRT est spécifiquement conçu pour la reconnaissance de gestes et de mouvements.</text:span></text:p>
      <text:p text:style-name="P8"><text:span text:style-name="T3"/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5:48:42.235341173</meta:creation-date>
    <dc:date>2024-02-04T13:37:35.471497034</dc:date>
    <meta:editing-duration>PT1H13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16" meta:character-count="1364" meta:non-whitespace-character-count="1162"/>
  </office:meta>
</office:document-meta>
</file>